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Lucidasans, 'Lucida Sans', 'Arial Unicode MS'"/>
    <style:font-face style:name="Courier" svg:font-family="Courier" style:font-family-generic="modern" style:font-pitch="fixed"/>
    <style:font-face style:name="Bitstream Vera Sans2" svg:font-family="'Bitstream Vera Sans'" style:font-pitch="variable"/>
    <style:font-face style:name="Bitstream Vera Sans1" svg:font-family="'Bitstream Vera Sans'" style:font-adornments="Italic" style:font-pitch="variable"/>
    <style:font-face style:name="Mincho" svg:font-family="Mincho"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Quotations">
      <style:paragraph-properties fo:background-color="#c0c0c0">
        <style:background-image/>
      </style:paragraph-properties>
      <style:text-properties style:font-name="Courier"/>
    </style:style>
    <style:style style:name="P2" style:family="paragraph" style:parent-style-name="Text_20_body">
      <style:text-properties fo:font-weight="bold" style:font-weight-asian="bold" style:font-weight-complex="bold"/>
    </style:style>
    <style:style style:name="P3" style:family="paragraph" style:parent-style-name="Heading_20_2">
      <style:paragraph-properties fo:break-before="page"/>
    </style:style>
    <style:style style:name="P4" style:family="paragraph" style:parent-style-name="Text_20_body">
      <style:paragraph-properties fo:break-before="page"/>
    </style:style>
    <style:style style:name="T1" style:family="text">
      <style:text-properties fo:font-weight="bold" style:font-weight-asian="bold" style:font-weight-complex="bol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aboration 3 – Datorkommunikation<text:line-break/>TCP/IP 1 Undersöka en dator på nätet</text:h>
      <text:p text:style-name="Text_20_body">Av: Marcus Rejås &lt;<text:a xlink:type="simple" xlink:href="mailto:marcus@rejas.se">marcus@rejas.se</text:a>&gt;</text:p>
      <text:p text:style-name="abstract">I denna labb skall vi använda lite av det vi lärt oss om TCP/IP för att ta reda på att en dator ”lever” genom att pinga den, vilken MAC-adress den har och vilka tjänster den kör. Vi skall också titta lite på några vanliga protokoll som används på Internet.</text:p>
      <text:p text:style-name="warning"><text:span text:style-name="T1">VARNING!!</text:span><text:line-break/>Vissa av de tekniker och verktyg vi använder här kan förknippas med hacking. Till exempel tillåter många internetleverantörer inte att man ”portskannar” en dator på det sätt som vi gör i denna laboration. </text:p>
      <text:h text:style-name="Heading_20_2" text:outline-level="2">Formalia</text:h>
      <text:p text:style-name="Text_20_body">Ni gör denna labb två och två. I värsta fall kan man göra den på tre. Alla har en varsin dator. Man får inte portskanna någon annan dator än sin kompis och den av läraren anvisade servern. </text:p>
      <text:p text:style-name="Text_20_body">Efter laborationen skall en liten rapport lämnas in där ni beskriver vad ni gjort och vilka resultat ni komit fram till.</text:p>
      <text:p text:style-name="Text_20_body">Börja med att kontrollera vilken IP-adress du har och tala om den för din partner. <text:s/>Se sedan nedan.</text:p>
      <text:h text:style-name="Heading_20_2" text:outline-level="2">Pinga en dator</text:h>
      <text:p text:style-name="Text_20_body">Att ”pinga” en dator är ett vedertaget begrepp inom datornät. Det innebär att man använder programmet ping för att kontrollera att en dator är åtkomlig via nätverket. Det används för att kontrollera att en Internetförbindelse fungerar eller får att se att en server är igång. Det finns otaliga tillfällen då man använder ping. Programmet ping finns på de flesta operativsystem och heter samma sak i de flesta. Ping är vanligtvis ett textbaserat program och körs från en kommandoprompt.</text:p>
      <text:p text:style-name="Text_20_body">Kontrollera att du kommer åt din kompis dator och lärarens server genom att pinga dem. Ping fungerar så att man i ett kommandofönster skriver:</text:p>
      <text:p text:style-name="Text_20_body"/>
      <text:p text:style-name="P1">ping &lt;ip-adress|datornamn&gt;</text:p>
      <text:p text:style-name="Text_20_body">Det sättet att skriva ett kommando innebär att man skall skriva ordet ping följt av mellanslag och antingen en ip-adress eller ett datornamn. Tecknen &lt;&gt; skall inte skrivas utan används för att visa att det som står innanför dem måste anges. I ert fall har ni IP-adressen. De flesta implementationer av ping anger också svarstiden (den tid det tar mellan det att paketet skickats iväg till dess att det kommer fram. </text:p>
      <text:p text:style-name="Text_20_body">Pinga både er kompis och servern samt några servrar på Internet, till exempel www.google.se. <text:span text:style-name="T1">Jämför svarstiderna och förklara vad de beror på.</text:span></text:p>
      <text:h text:style-name="Heading_20_2" text:outline-level="2">Kontrollera lärarens och er kompis MAC-adresser</text:h>
      <text:p text:style-name="Text_20_body">Nu när ni just har pingat dessa två datorer är det mycket troligt att deras MAC-adresser finns i er dators arp-tabell.</text:p>
      <text:p text:style-name="Text_20_body">Som sagts på lektionerna så använder datorn protokollet arp för att hitta datorernas MAC-adresser. De senast använda sparas i en tabell på datorn. Ni kan se denna tabell med kommandot:</text:p>
      <text:p text:style-name="P1">arp -a</text:p>
      <text:p text:style-name="Text_20_body">MAC-adressen kallas ibland för fysisk adress eller hårdvaruadress.</text:p>
      <text:p text:style-name="P2">Skriv ner adresserna och inkludera dem i er rapport.</text:p>
      <text:p text:style-name="Text_20_body">Nu vet ni att datorerna är i gång och att de ”svarar på ping”<text:note text:id="ftn1" text:note-class="footnote"><text:note-citation>1</text:note-citation><text:note-body><text:p text:style-name="Footnote">Att en dator svarar på ping brukar kallas att den ”lever”. Men en dator kan mycket väl leva utan att svara på ping. Om du fått MAC-adressen till din kompis dator vet du att den finns även om den inte svarar på ping. Detta gäller så klart bara om ni sitter på samma nätverk.</text:p></text:note-body></text:note>. Nu skall vi titta lite på vilka tjänster de har igång.</text:p>
      <text:h text:style-name="Heading_20_2" text:outline-level="2">Undersök vilka tjänster en dator kör</text:h>
      <text:p text:style-name="Text_20_body">Som vi vet så måste en tjänst som körs på en server som skall vara åtkomlig från nätet lyssna på en port. TCP/IP definierar 65536 stycken portar (0-65535).</text:p>
      <text:p text:style-name="Text_20_body">Man kan gissa vilka portar en server lyssnar på. Till exempel vet vi ju att en webbserver med största sannolikhet lyssnar på port 80 som är den port där webservern normalt lyssnar. Vet man inte vilka som körs så finns det program som kan kontrollera det genom att göra en anslutning på varje port och rapportera vilka som datorn svara på.</text:p>
      <text:p text:style-name="Text_20_body">Det finns flera verktyg som kan göra detta. Dessa verktyg används av nätverkstekniker och tyvärr också av så kallade Hackers i mindre välment syfte.</text:p>
      <text:p text:style-name="Text_20_body">Ett av de mest kända är ett som heter <text:span text:style-name="T1">Nmap</text:span>. Nmap kan göra en massa saker men framför allt används det för att kontrollera vilka portar en dator lyssnar på (kör tjänster på).</text:p>
      <text:p text:style-name="Text_20_body">Har ni inte Nmap installerat hjälper er lärare eller laborationsledare er med det.</text:p>
      <text:p text:style-name="Text_20_body">För att kontrollera portarna på en dator kör man kommandot:</text:p>
      <text:p text:style-name="P1">nmap &lt;datornamn|ip-adress&gt;</text:p>
      <text:p text:style-name="Text_20_body">Nmap kan mycket mer än så men det räcker för den här gången. Som resultat skall du få en lista med de portar på vilken den andra datorn lyssnar. <text:span text:style-name="T1">Använd internet och försök beskriva så många av portarna som var öppna som möjligt.</text:span></text:p>
      <text:h text:style-name="Heading_20_2" text:outline-level="2"/>
      <text:h text:style-name="P3" text:outline-level="2">Spåra en rutt</text:h>
      <text:p text:style-name="Text_20_body">Till de flesta operativsystem följer det med ett program som heter traceroute (på Windows heter det tracert). Med hjälp av detta kan man se via vilka routrar ett paket tar sig fram på Internet (egentligen är det flera paket och man kan inte vara helt säker på att det stämmer, eftersom olika paket kan ta olika väg).</text:p>
      <text:p text:style-name="Text_20_body">Testa att använda traceroute och kontrollera flera olika adresser.</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Lucidasans, 'Lucida Sans', 'Arial Unicode MS'"/>
    <style:font-face style:name="Courier" svg:font-family="Courier" style:font-family-generic="modern" style:font-pitch="fixed"/>
    <style:font-face style:name="Bitstream Vera Sans2" svg:font-family="'Bitstream Vera Sans'" style:font-pitch="variable"/>
    <style:font-face style:name="Bitstream Vera Sans1" svg:font-family="'Bitstream Vera Sans'" style:font-adornments="Italic" style:font-pitch="variable"/>
    <style:font-face style:name="Mincho" svg:font-family="Mincho"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sv" fo:country="SE" style:font-name-asian="Bitstream Vera Sans2"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warning" style:family="paragraph" style:parent-style-name="Quotations" style:class="text">
      <style:paragraph-properties fo:background-color="#ff3333" fo:padding="0.0984in" fo:border="0.0008in solid #000000">
        <style:background-image/>
      </style:paragraph-properties>
    </style:style>
    <style:style style:name="abstract" style:family="paragraph" style:parent-style-name="Quotations" style:class="text">
      <style:paragraph-properties fo:background-color="#e6e6e6">
        <style:tab-stops/>
        <style:background-image/>
      </style:paragraph-properties>
      <style:text-properties style:font-name="Bitstream Vera Sans1" fo:font-style="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Laboation 3 - Datorkommunikation</dc:title>
    <dc:subject>TCP/IP 1 - Undersök en host på nätverket</dc:subject>
    <meta:initial-creator>Marcus Rejås</meta:initial-creator>
    <meta:creation-date>2003-11-22T09:57:36</meta:creation-date>
    <dc:creator>Marcus Rejås</dc:creator>
    <dc:date>2005-12-02T08:21:28</dc:date>
    <meta:printed-by>Marcus Rejås</meta:printed-by>
    <meta:print-date>2005-12-02T08:21:21</meta:print-date>
    <dc:language>sv-SE</dc:language>
    <meta:editing-cycles>20</meta:editing-cycles>
    <meta:editing-duration>PT9H6M48S</meta:editing-duration>
    <meta:user-defined meta:name="Info 1"/>
    <meta:user-defined meta:name="Info 2"/>
    <meta:user-defined meta:name="Info 3"/>
    <meta:user-defined meta:name="Info 4"/>
    <meta:document-statistic meta:table-count="0" meta:image-count="0" meta:object-count="0" meta:page-count="4" meta:paragraph-count="34" meta:word-count="836" meta:character-count="4719"/>
  </office:meta>
</office:document-meta>
</file>